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0pt" style:font-size-asian="8.75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2cm" style:color="#000000" style:height="100%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!-- BEGIN categorie --]</text:p>
      <text:h text:style-name="P4" text:outline-level="1">{titrecategorie} au {date}</text:h>
      <text:p text:style-name="Standard"/>
      <text:section text:style-name="Sect1" text:name="Section1">
        <text:p text:style-name="P2">[!-- BEGIN question --]<text:span text:style-name="T1">Question {numero} :</text:span> <text:span text:style-name="T2">{ref}</text:span><text:span text:style-name="T1"> <text:s/>({id})</text:span> <text:s/>{texte} {image}</text:p>
        <text:p text:style-name="P2">[!-- BEGIN reponse --]<text:tab/><text:span text:style-name="T1">{lettre} : </text:span>{reponse} {case}</text:p>
        <text:p text:style-name="P2">[!-- END reponse --]</text:p>
        <text:p text:style-name="P2"><draw:line text:anchor-type="paragraph" draw:z-index="0" draw:style-name="gr1" draw:text-style-name="P5" svg:x1="0.162cm" svg:y1="0.243cm" svg:x2="8.549cm" svg:y2="0.243cm"><text:p/></draw:line></text:p>
        <text:p text:style-name="P2">[!-- END question --]</text:p>
      </text:section>
      <text:p text:style-name="Standard"/>
      <text:p text:style-name="P3"/>
      <text:p text:style-name="Standard">[!-- END categorie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Cyril PIERRE de GEYERR</meta:initial-creator>
    <meta:creation-date>2008-09-02T10:04:05</meta:creation-date>
    <dc:date>2010-03-16T16:28:47</dc:date>
    <meta:editing-cycles>86</meta:editing-cycles>
    <meta:editing-duration>PT08H43M46S</meta:editing-duration>
    <meta:document-statistic meta:table-count="0" meta:image-count="0" meta:object-count="0" meta:page-count="2" meta:paragraph-count="8" meta:word-count="45" meta:character-count="244"/>
    <meta:user-defined meta:name="Info 1"/>
    <meta:user-defined meta:name="Info 2"/>
    <meta:user-defined meta:name="Info 3"/>
    <meta:user-defined meta:name="Info 4"/>
  </office:meta>
</office:document-meta>
</file>